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4" table:number-rows-spanned="1">
            <text:p>Upload Function, Directory, File Retrieval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63" calcext:value-type="float">
            <text:p>163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.00.0000</text:date>, <text:time style:data-style-name="N2" text:time-value="15:59:23.4181455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09T17:49:17.751977300</dc:date>
    <meta:editing-duration>PT1H59M28S</meta:editing-duration>
    <meta:editing-cycles>9</meta:editing-cycles>
    <meta:generator>LibreOffice/6.0.7.3$Linux_X86_64 LibreOffice_project/00m0$Build-3</meta:generator>
    <meta:document-statistic meta:table-count="1" meta:cell-count="24" meta:object-count="0"/>
  </office:meta>
</office:document-meta>
</file>